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.69pt"/>
    </style:style>
    <style:style style:name="co2" style:family="table-column">
      <style:table-column-properties fo:break-before="auto" style:column-width="117.44pt"/>
    </style:style>
    <style:style style:name="co3" style:family="table-column">
      <style:table-column-properties fo:break-before="auto" style:column-width="115.91pt"/>
    </style:style>
    <style:style style:name="co4" style:family="table-column">
      <style:table-column-properties fo:break-before="auto" style:column-width="138.9pt"/>
    </style:style>
    <style:style style:name="co5" style:family="table-column">
      <style:table-column-properties fo:break-before="auto" style:column-width="69.85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119.85pt"/>
    </style:style>
    <style:style style:name="co8" style:family="table-column">
      <style:table-column-properties fo:break-before="auto" style:column-width="211.1pt"/>
    </style:style>
    <style:style style:name="co9" style:family="table-column">
      <style:table-column-properties fo:break-before="auto" style:column-width="80.16pt"/>
    </style:style>
    <style:style style:name="co10" style:family="table-column">
      <style:table-column-properties fo:break-before="auto" style:column-width="31.69pt"/>
    </style:style>
    <style:style style:name="co11" style:family="table-column">
      <style:table-column-properties fo:break-before="auto" style:column-width="130.96pt"/>
    </style:style>
    <style:style style:name="co12" style:family="table-column">
      <style:table-column-properties fo:break-before="auto" style:column-width="112.76pt"/>
    </style:style>
    <style:style style:name="co13" style:family="table-column">
      <style:table-column-properties fo:break-before="auto" style:column-width="81.69pt"/>
    </style:style>
    <style:style style:name="co14" style:family="table-column">
      <style:table-column-properties fo:break-before="auto" style:column-width="91.3pt"/>
    </style:style>
    <style:style style:name="co15" style:family="table-column">
      <style:table-column-properties fo:break-before="auto" style:column-width="106.36pt"/>
    </style:style>
    <style:style style:name="co16" style:family="table-column">
      <style:table-column-properties fo:break-before="auto" style:column-width="233.35pt"/>
    </style:style>
    <style:style style:name="co17" style:family="table-column">
      <style:table-column-properties fo:break-before="auto" style:column-width="36.51pt"/>
    </style:style>
    <style:style style:name="co18" style:family="table-column">
      <style:table-column-properties fo:break-before="auto" style:column-width="125.4pt"/>
    </style:style>
    <style:style style:name="co19" style:family="table-column">
      <style:table-column-properties fo:break-before="auto" style:column-width="191.31pt"/>
    </style:style>
    <style:style style:name="co20" style:family="table-column">
      <style:table-column-properties fo:break-before="auto" style:column-width="97.65pt"/>
    </style:style>
    <style:style style:name="co21" style:family="table-column">
      <style:table-column-properties fo:break-before="auto" style:column-width="100.01pt"/>
    </style:style>
    <style:style style:name="co22" style:family="table-column">
      <style:table-column-properties fo:break-before="auto" style:column-width="32.54pt"/>
    </style:style>
    <style:style style:name="co23" style:family="table-column">
      <style:table-column-properties fo:break-before="auto" style:column-width="102.39pt"/>
    </style:style>
    <style:style style:name="co24" style:family="table-column">
      <style:table-column-properties fo:break-before="auto" style:column-width="98.39pt"/>
    </style:style>
    <style:style style:name="co25" style:family="table-column">
      <style:table-column-properties fo:break-before="auto" style:column-width="103.95pt"/>
    </style:style>
    <style:style style:name="co26" style:family="table-column">
      <style:table-column-properties fo:break-before="auto" style:column-width="100.74pt"/>
    </style:style>
    <style:style style:name="co27" style:family="table-column">
      <style:table-column-properties fo:break-before="auto" style:column-width="114.29pt"/>
    </style:style>
    <style:style style:name="co28" style:family="table-column">
      <style:table-column-properties fo:break-before="auto" style:column-width="116.65pt"/>
    </style:style>
    <style:style style:name="co29" style:family="table-column">
      <style:table-column-properties fo:break-before="auto" style:column-width="39.66pt"/>
    </style:style>
    <style:style style:name="co30" style:family="table-column">
      <style:table-column-properties fo:break-before="auto" style:column-width="76.14pt"/>
    </style:style>
    <style:style style:name="co31" style:family="table-column">
      <style:table-column-properties fo:break-before="auto" style:column-width="149.24pt"/>
    </style:style>
    <style:style style:name="co32" style:family="table-column">
      <style:table-column-properties fo:break-before="auto" style:column-width="94.45pt"/>
    </style:style>
    <style:style style:name="co33" style:family="table-column">
      <style:table-column-properties fo:break-before="auto" style:column-width="120.61pt"/>
    </style:style>
    <style:style style:name="co34" style:family="table-column">
      <style:table-column-properties fo:break-before="auto" style:column-width="107.94pt"/>
    </style:style>
    <style:style style:name="co35" style:family="table-column">
      <style:table-column-properties fo:break-before="auto" style:column-width="101.59pt"/>
    </style:style>
    <style:style style:name="co36" style:family="table-column">
      <style:table-column-properties fo:break-before="auto" style:column-width="46.86pt"/>
    </style:style>
    <style:style style:name="co37" style:family="table-column">
      <style:table-column-properties fo:break-before="auto" style:column-width="119.06pt"/>
    </style:style>
    <style:style style:name="co38" style:family="table-column">
      <style:table-column-properties fo:break-before="auto" style:column-width="126.99pt"/>
    </style:style>
    <style:style style:name="co39" style:family="table-column">
      <style:table-column-properties fo:break-before="auto" style:column-width="264.3pt"/>
    </style:style>
    <style:style style:name="co40" style:family="table-column">
      <style:table-column-properties fo:break-before="auto" style:column-width="38.15pt"/>
    </style:style>
    <style:style style:name="co41" style:family="table-column">
      <style:table-column-properties fo:break-before="auto" style:column-width="110.35pt"/>
    </style:style>
    <style:style style:name="co42" style:family="table-column">
      <style:table-column-properties fo:break-before="auto" style:column-width="44.45pt"/>
    </style:style>
    <style:style style:name="co43" style:family="table-column">
      <style:table-column-properties fo:break-before="auto" style:column-width="123.85pt"/>
    </style:style>
    <style:style style:name="co44" style:family="table-column">
      <style:table-column-properties fo:break-before="auto" style:column-width="38.89pt"/>
    </style:style>
    <style:style style:name="co45" style:family="table-column">
      <style:table-column-properties fo:break-before="auto" style:column-width="153.95pt"/>
    </style:style>
    <style:style style:name="co46" style:family="table-column">
      <style:table-column-properties fo:break-before="auto" style:column-width="88.89pt"/>
    </style:style>
    <style:style style:name="co47" style:family="table-column">
      <style:table-column-properties fo:break-before="auto" style:column-width="51.59pt"/>
    </style:style>
    <style:style style:name="co48" style:family="table-column">
      <style:table-column-properties fo:break-before="auto" style:column-width="96.86pt"/>
    </style:style>
    <style:style style:name="co49" style:family="table-column">
      <style:table-column-properties fo:break-before="auto" style:column-width="107.21pt"/>
    </style:style>
    <style:style style:name="co50" style:family="table-column">
      <style:table-column-properties fo:break-before="auto" style:column-width="156.36pt"/>
    </style:style>
    <style:style style:name="co51" style:family="table-column">
      <style:table-column-properties fo:break-before="auto" style:column-width="129.4pt"/>
    </style:style>
    <style:style style:name="co52" style:family="table-column">
      <style:table-column-properties fo:break-before="auto" style:column-width="154.8pt"/>
    </style:style>
    <style:style style:name="co53" style:family="table-column">
      <style:table-column-properties fo:break-before="auto" style:column-width="131.75pt"/>
    </style:style>
    <style:style style:name="co54" style:family="table-column">
      <style:table-column-properties fo:break-before="auto" style:column-width="143.69pt"/>
    </style:style>
    <style:style style:name="co55" style:family="table-column">
      <style:table-column-properties fo:break-before="auto" style:column-width="237.29pt"/>
    </style:style>
    <style:style style:name="co56" style:family="table-column">
      <style:table-column-properties fo:break-before="auto" style:column-width="300.81pt"/>
    </style:style>
    <style:style style:name="co57" style:family="table-column">
      <style:table-column-properties fo:break-before="auto" style:column-width="42.86pt"/>
    </style:style>
    <style:style style:name="co58" style:family="table-column">
      <style:table-column-properties fo:break-before="auto" style:column-width="171.44pt"/>
    </style:style>
    <style:style style:name="co59" style:family="table-column">
      <style:table-column-properties fo:break-before="auto" style:column-width="128.55pt"/>
    </style:style>
    <style:style style:name="co60" style:family="table-column">
      <style:table-column-properties fo:break-before="auto" style:column-width="241.31pt"/>
    </style:style>
    <style:style style:name="ro1" style:family="table-row">
      <style:table-row-properties style:row-height="40.51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39.74pt" fo:break-before="auto" style:use-optimal-row-height="false"/>
    </style:style>
    <style:style style:name="ro5" style:family="table-row">
      <style:table-row-properties style:row-height="29.99pt" fo:break-before="auto" style:use-optimal-row-height="false"/>
    </style:style>
    <style:style style:name="ta1" style:family="table" style:master-page-name="PageStyle_5f_1.1_20_Студенты-победители_20_дальнего_20_зарубежья">
      <style:table-properties table:display="true" style:writing-mode="lr-tb"/>
    </style:style>
    <style:style style:name="ta2" style:family="table" style:master-page-name="PageStyle_5f_1.2_20_Студенты-победители_20_СНГ_20_и_20_Казахстан">
      <style:table-properties table:display="true" style:writing-mode="lr-tb"/>
    </style:style>
    <style:style style:name="ta3" style:family="table" style:master-page-name="PageStyle_5f_2.1.1_20_Список_20_ППС_2c__20_работающих_20_на_20_полную_20_ставку">
      <style:table-properties table:display="true" style:writing-mode="lr-tb"/>
    </style:style>
    <style:style style:name="ta4" style:family="table" style:master-page-name="PageStyle_5f_2.1.2_20_Список_20_ППС_2c__20_работающих_20_по_20_совместительству">
      <style:table-properties table:display="true" style:writing-mode="lr-tb"/>
    </style:style>
    <style:style style:name="ta5" style:family="table" style:master-page-name="PageStyle_5f_2.2.1_20_Список_20_штатных_20_НС">
      <style:table-properties table:display="true" style:writing-mode="lr-tb"/>
    </style:style>
    <style:style style:name="ta6" style:family="table" style:master-page-name="PageStyle_5f_2.2.2_20_Список_20_НС_20_по_20_совместительству">
      <style:table-properties table:display="true" style:writing-mode="lr-tb"/>
    </style:style>
    <style:style style:name="ta7" style:family="table" style:master-page-name="PageStyle_5f_3.1_20_Финансирование_20_НИР">
      <style:table-properties table:display="true" style:writing-mode="lr-tb"/>
    </style:style>
    <style:style style:name="ta8" style:family="table" style:master-page-name="PageStyle_5f_3.2_20_Свидетельства">
      <style:table-properties table:display="true" style:writing-mode="lr-tb"/>
    </style:style>
    <style:style style:name="ta9" style:family="table" style:master-page-name="PageStyle_5f_3.3.1_20_Патенты">
      <style:table-properties table:display="true" style:writing-mode="lr-tb"/>
    </style:style>
    <style:style style:name="ta10" style:family="table" style:master-page-name="PageStyle_5f_3.3.2_20_Патенты_20_продленные">
      <style:table-properties table:display="true" style:writing-mode="lr-tb"/>
    </style:style>
    <style:style style:name="ta11" style:family="table" style:master-page-name="PageStyle_5f_4.1_20_Международный_20_обмен_20_студентов">
      <style:table-properties table:display="true" style:writing-mode="lr-tb"/>
    </style:style>
    <style:style style:name="ta12" style:family="table" style:master-page-name="PageStyle_5f_4.2_20_Иностранные_20_ППС">
      <style:table-properties table:display="true" style:writing-mode="lr-tb"/>
    </style:style>
    <style:style style:name="ta13" style:family="table" style:master-page-name="PageStyle_5f_4.3_20_Международные_20_организаций">
      <style:table-properties table:display="true" style:writing-mode="lr-tb"/>
    </style:style>
    <style:style style:name="ta14" style:family="table" style:master-page-name="PageStyle_5f_4.4_20_Количество_20_ДДОП">
      <style:table-properties table:display="true" style:writing-mode="lr-tb"/>
    </style:style>
    <style:style style:name="ce1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444444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bold" style:font-size-asian="11pt" style:font-style-asian="normal" style:font-weight-asian="bold" style:font-name-complex="&quot;Times New Roman&quot;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6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7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8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36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37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8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40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26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45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OR(NOT(ISERROR(DATEVALUE([.G2]))); AND(ISNUMBER([.G2]); LEFT(CELL(&quot;format&quot;; [.G2]))=&quot;D&quot;)),0)" table:allow-empty-cell="true" table:base-cell-address="'1.1 Студенты-победители дальнего зарубежья'.G2">
          <table:error-message table:message-type="stop" table:display="true"/>
        </table:content-validation>
        <table:content-validation table:name="val2" table:condition="of: and cell-content-is-between(OR(NOT(ISERROR(DATEVALUE([.F2]))); AND(ISNUMBER([.F2]); LEFT(CELL(&quot;format&quot;; [.F2]))=&quot;D&quot;)),0)" table:allow-empty-cell="true" table:base-cell-address="'1.2 Студенты-победители СНГ и Казахстан'.F2">
          <table:error-message table:message-type="stop" table:display="true"/>
        </table:content-validation>
        <table:content-validation table:name="val3" table:condition="of:cell-content-is-in-list(&quot;Государственный грант&quot;;&quot;Международный грант&quot;;&quot;Негосударственное финансирование&quot;)" table:allow-empty-cell="true" table:display-list="unsorted" table:base-cell-address="'3.1 Финансирование НИР'.B2">
          <table:error-message table:message-type="stop" table:display="true"/>
        </table:content-validation>
        <table:content-validation table:name="val4" table:condition="of: and cell-content-is-between(OR(NOT(ISERROR(DATEVALUE([.E2]))); AND(ISNUMBER([.E2]); LEFT(CELL(&quot;format&quot;; [.E2]))=&quot;D&quot;)),0)" table:allow-empty-cell="true" table:base-cell-address="'3.1 Финансирование НИР'.E2">
          <table:error-message table:message-type="stop" table:display="true"/>
        </table:content-validation>
        <table:content-validation table:name="val5" table:condition="of: and cell-content-is-between(OR(NOT(ISERROR(DATEVALUE([.C2]))); AND(ISNUMBER([.C2]); LEFT(CELL(&quot;format&quot;; [.C2]))=&quot;D&quot;)),0)" table:allow-empty-cell="true" table:base-cell-address="'3.2 Свидетельства'.C2">
          <table:error-message table:message-type="stop" table:display="true"/>
        </table:content-validation>
        <table:content-validation table:name="val6" table:condition="of: and cell-content-is-between(OR(NOT(ISERROR(DATEVALUE([.C2]))); AND(ISNUMBER([.C2]); LEFT(CELL(&quot;format&quot;; [.C2]))=&quot;D&quot;)),0)" table:allow-empty-cell="true" table:base-cell-address="'3.3.1 Патенты'.C2">
          <table:error-message table:message-type="stop" table:display="true"/>
        </table:content-validation>
        <table:content-validation table:name="val7" table:condition="of: and cell-content-is-between(OR(NOT(ISERROR(DATEVALUE([.D2]))); AND(ISNUMBER([.D2]); LEFT(CELL(&quot;format&quot;; [.D2]))=&quot;D&quot;)),0)" table:allow-empty-cell="true" table:base-cell-address="'3.3.2 Патенты продленные'.D2">
          <table:error-message table:message-type="stop" table:display="true"/>
        </table:content-validation>
        <table:content-validation table:name="val8" table:condition="of:cell-content-is-in-list(&quot;Бакалавриат&quot;;&quot;Магистратура&quot;)" table:allow-empty-cell="true" table:display-list="unsorted" table:base-cell-address="'4.1 Международный обмен студентов'.D2">
          <table:error-message table:message-type="stop" table:display="true"/>
        </table:content-validation>
        <table:content-validation table:name="val9" table:condition="of:cell-content-is-in-list(&quot;Средства обучающегося&quot;;&quot;Средства вуза&quot;;&quot;Обмен&quot;;&quot;За счет принимающей стороны&quot;;&quot;Международный грант&quot;;&quot;Государственный грант&quot;)" table:allow-empty-cell="true" table:display-list="unsorted" table:base-cell-address="'4.1 Международный обмен студентов'.F2">
          <table:error-message table:message-type="stop" table:display="true"/>
        </table:content-validation>
      </table:content-validations>
      <table:table table:name="1.1 Студенты-победители дальнего зарубежья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Образовательная программа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Наименование конференции, олимпиады</text:p>
          </table:table-cell>
          <table:table-cell table:style-name="ce1" office:value-type="string" calcext:value-type="string">
            <text:p>Призовое место</text:p>
          </table:table-cell>
          <table:table-cell table:style-name="ce1" office:value-type="string" calcext:value-type="string">
            <text:p>Дата получения награды</text:p>
          </table:table-cell>
          <table:table-cell table:style-name="ce1" office:value-type="string" calcext:value-type="string">
            <text:p>Место проведения (страна, город)</text:p>
          </table:table-cell>
          <table:table-cell table:style-name="ce1" office:value-type="string" calcext:value-type="string">
            <text:p>Подтверждающая ссылка на сайт (кроме сайта вуза) или соц.сеть, где указаны занятое место и Ф.И.О. студента</text:p>
            <text:p/>
          </table:table-cell>
          <table:table-cell table:style-name="ce3" table:number-columns-repeated="15"/>
          <table:table-cell table:number-columns-repeated="1000"/>
        </table:table-row>
        <table:table-row table:style-name="ro2" table:number-rows-repeated="999">
          <table:table-cell table:number-columns-repeated="6"/>
          <table:table-cell table:style-name="ce2" table:content-validation-name="val1"/>
          <table:table-cell table:number-columns-repeated="101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.2 Студенты-победители СНГ и Казахстан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1016" table:default-cell-style-name="Default"/>
        <table:table-row table:style-name="ro4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Образовательная программа</text:p>
          </table:table-cell>
          <table:table-cell table:style-name="ce1" office:value-type="string" calcext:value-type="string">
            <text:p>Наименование конференции, олимпиады</text:p>
          </table:table-cell>
          <table:table-cell table:style-name="ce1" office:value-type="string" calcext:value-type="string">
            <text:p>Призовое место</text:p>
          </table:table-cell>
          <table:table-cell table:style-name="ce1" office:value-type="string" calcext:value-type="string">
            <text:p>Дата получения награды</text:p>
          </table:table-cell>
          <table:table-cell table:style-name="ce1" office:value-type="string" calcext:value-type="string">
            <text:p>Место проведения (страна, город)</text:p>
          </table:table-cell>
          <table:table-cell table:style-name="ce1" office:value-type="string" calcext:value-type="string">
            <text:p>Подтверждающая ссылка на сайт (кроме сайта вуза) или соц.сеть, где указаны занятое место и Ф.И.О. студента</text:p>
            <text:p/>
          </table:table-cell>
          <table:table-cell table:style-name="ce3" table:number-columns-repeated="15"/>
          <table:table-cell table:number-columns-repeated="1001"/>
        </table:table-row>
        <table:table-row table:style-name="ro2">
          <table:table-cell table:number-columns-repeated="5"/>
          <table:table-cell table:style-name="ce4" table:content-validation-name="val2"/>
          <table:table-cell table:number-columns-repeated="1018"/>
        </table:table-row>
        <table:table-row table:style-name="ro2" table:number-rows-repeated="998">
          <table:table-cell table:number-columns-repeated="5"/>
          <table:table-cell table:style-name="ce2" table:content-validation-name="val2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.1 Список ППС, работающих на полную ставку" table:style-name="ta3">
        <table:table-column table:style-name="co17" table:default-cell-style-name="Default"/>
        <table:table-column table:style-name="co18" table:default-cell-style-name="Default"/>
        <table:table-column table:style-name="co9" table:number-columns-repeated="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Ссылка на копию диплома/ученую степень вуза дальнего зарубежья (при наличии)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999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Молдабаев Серик Курашович</text:p>
          </table:table-cell>
          <table:table-cell table:style-name="ce12" office:value-type="string" calcext:value-type="string">
            <text:p>Зав. кафедрой</text:p>
          </table:table-cell>
          <table:table-cell table:style-name="ce12" office:value-type="string" calcext:value-type="string">
            <text:p>д.т.н.</text:p>
          </table:table-cell>
          <table:table-cell table:style-name="ce12" office:value-type="string" calcext:value-type="string">
            <text:p>проф.</text:p>
          </table:table-cell>
          <table:table-cell table:style-name="ce15"/>
          <table:table-cell table:style-name="ce12" office:value-type="string" calcext:value-type="string">
            <text:p>ИГНиГД,</text:p>
            <text:p> Горное дело</text:p>
          </table:table-cell>
          <table:table-cell table:style-name="ce8" office:value-type="string" calcext:value-type="string">
            <text:p>MIN2862 Высоко ритмичное безопасное производство горных работ в глубоких карьерах</text:p>
          </table:table-cell>
          <table:table-cell table:style-name="ce12" table:formula="of:=+77015183265" office:value-type="float" office:value="77015183265" calcext:value-type="float">
            <text:p>77015183265</text:p>
          </table:table-cell>
          <table:table-cell table:number-columns-repeated="1015"/>
        </table:table-row>
        <table:table-row table:style-name="ro2">
          <table:table-cell table:style-name="ce6" office:value-type="float" office:value="2" calcext:value-type="float" table:number-columns-spanned="1" table:number-rows-spanned="2">
            <text:p>2</text:p>
          </table:table-cell>
          <table:table-cell table:style-name="ce9" office:value-type="string" calcext:value-type="string" table:number-columns-spanned="1" table:number-rows-spanned="2">
            <text:p>Бегалинов Абдрахман</text:p>
          </table:table-cell>
          <table:table-cell table:style-name="ce13" office:value-type="string" calcext:value-type="string" table:number-columns-spanned="1" table:number-rows-spanned="2">
            <text:p>Профессор</text:p>
          </table:table-cell>
          <table:table-cell table:style-name="ce13" office:value-type="string" calcext:value-type="string" table:number-columns-spanned="1" table:number-rows-spanned="2">
            <text:p>д.т.н.</text:p>
          </table:table-cell>
          <table:table-cell table:style-name="ce13" office:value-type="string" calcext:value-type="string" table:number-columns-spanned="1" table:number-rows-spanned="2">
            <text:p>проф.</text:p>
          </table:table-cell>
          <table:table-cell table:style-name="ce16" table:number-columns-spanned="1" table:number-rows-spanned="2"/>
          <table:table-cell table:style-name="ce13" office:value-type="string" calcext:value-type="string" table:number-columns-spanned="1" table:number-rows-spanned="2">
            <text:p>ИГНиГД,</text:p>
            <text:p> Горное дело</text:p>
          </table:table-cell>
          <table:table-cell table:style-name="ce17" office:value-type="string" calcext:value-type="string">
            <text:p>MIN2852 Модернизация процессов проведения горизонтальных и наклонных горных выработок</text:p>
          </table:table-cell>
          <table:table-cell table:style-name="ce13" table:formula="of:=+77776404232" office:value-type="float" office:value="77776404232" calcext:value-type="float" table:number-columns-spanned="1" table:number-rows-spanned="2">
            <text:p>77776404232</text:p>
          </table:table-cell>
          <table:table-cell table:number-columns-repeated="1015"/>
        </table:table-row>
        <table:table-row table:style-name="ro2">
          <table:covered-table-cell table:style-name="ce7"/>
          <table:covered-table-cell table:number-columns-repeated="6" table:style-name="ce10"/>
          <table:table-cell table:style-name="ce17" office:value-type="string" calcext:value-type="string">
            <text:p>MIN2902 Технология закладки выработанного пространства</text:p>
          </table:table-cell>
          <table:covered-table-cell table:style-name="ce10"/>
          <table:table-cell table:number-columns-repeated="1015"/>
        </table:table-row>
        <table:table-row table:style-name="ro2">
          <table:table-cell table:style-name="ce6" office:value-type="float" office:value="3" calcext:value-type="float" table:number-columns-spanned="1" table:number-rows-spanned="2">
            <text:p>3</text:p>
          </table:table-cell>
          <table:table-cell table:style-name="ce11" office:value-type="string" calcext:value-type="string" table:number-columns-spanned="1" table:number-rows-spanned="2">
            <text:p>Юсупов Халидилла Абенович</text:p>
          </table:table-cell>
          <table:table-cell table:style-name="ce13" office:value-type="string" calcext:value-type="string" table:number-columns-spanned="1" table:number-rows-spanned="2">
            <text:p>Профессор</text:p>
          </table:table-cell>
          <table:table-cell table:style-name="ce13" office:value-type="string" calcext:value-type="string" table:number-columns-spanned="1" table:number-rows-spanned="2">
            <text:p>д.т.н.</text:p>
          </table:table-cell>
          <table:table-cell table:style-name="ce13" office:value-type="string" calcext:value-type="string" table:number-columns-spanned="1" table:number-rows-spanned="2">
            <text:p>проф.</text:p>
          </table:table-cell>
          <table:table-cell table:style-name="ce16" table:number-columns-spanned="1" table:number-rows-spanned="2"/>
          <table:table-cell table:style-name="ce13" office:value-type="string" calcext:value-type="string" table:number-columns-spanned="1" table:number-rows-spanned="2">
            <text:p>ИГНиГД,</text:p>
            <text:p> Горное дело</text:p>
          </table:table-cell>
          <table:table-cell table:style-name="ce17" office:value-type="string" calcext:value-type="string">
            <text:p>MIN3142 Инновационные технологии добычи урана подземным скважинным выщелачиванием</text:p>
          </table:table-cell>
          <table:table-cell table:style-name="ce13" table:formula="of:=+77053133550" office:value-type="float" office:value="77053133550" calcext:value-type="float" table:number-columns-spanned="1" table:number-rows-spanned="2">
            <text:p>77053133550</text:p>
          </table:table-cell>
          <table:table-cell table:number-columns-repeated="1015"/>
        </table:table-row>
        <table:table-row table:style-name="ro2">
          <table:covered-table-cell table:style-name="ce7"/>
          <table:covered-table-cell table:number-columns-repeated="6" table:style-name="ce10"/>
          <table:table-cell table:style-name="ce17" office:value-type="string" calcext:value-type="string">
            <text:p>MIN2832 Кодекс о недрах и режимы права в недропользовании</text:p>
          </table:table-cell>
          <table:covered-table-cell table:style-name="ce10"/>
          <table:table-cell table:number-columns-repeated="1015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Абен Ерболат Халидиллаұлы</text:p>
          </table:table-cell>
          <table:table-cell table:style-name="ce11" office:value-type="string" calcext:value-type="string">
            <text:p>Ассистент проф.</text:p>
          </table:table-cell>
          <table:table-cell table:style-name="ce11" office:value-type="string" calcext:value-type="string">
            <text:p>к.т.н.</text:p>
          </table:table-cell>
          <table:table-cell table:style-name="ce14" table:number-columns-repeated="2"/>
          <table:table-cell table:style-name="ce11" office:value-type="string" calcext:value-type="string">
            <text:p>ИГНиГД,</text:p>
            <text:p> Горное дело</text:p>
          </table:table-cell>
          <table:table-cell table:style-name="ce18" office:value-type="string" calcext:value-type="string">
            <text:p>MIN2732 Дизайн подземных рудников</text:p>
          </table:table-cell>
          <table:table-cell table:style-name="ce11" table:formula="of:=+77021333330" office:value-type="float" office:value="77021333330" calcext:value-type="float">
            <text:p>77021333330</text:p>
          </table:table-cell>
          <table:table-cell table:number-columns-repeated="1015"/>
        </table:table-row>
        <table:table-row table:style-name="ro2">
          <table:table-cell table:style-name="ce6" office:value-type="float" office:value="5" calcext:value-type="float" table:number-columns-spanned="1" table:number-rows-spanned="2">
            <text:p>5</text:p>
          </table:table-cell>
          <table:table-cell table:style-name="ce11" office:value-type="string" calcext:value-type="string" table:number-columns-spanned="1" table:number-rows-spanned="2">
            <text:p>Искаков Еркин Ерсултанович</text:p>
          </table:table-cell>
          <table:table-cell table:style-name="ce11" office:value-type="string" calcext:value-type="string" table:number-columns-spanned="1" table:number-rows-spanned="2">
            <text:p>cениор-лектор</text:p>
          </table:table-cell>
          <table:table-cell table:style-name="ce11" office:value-type="string" calcext:value-type="string" table:number-columns-spanned="1" table:number-rows-spanned="2">
            <text:p>PhD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1" office:value-type="string" calcext:value-type="string" table:number-columns-spanned="1" table:number-rows-spanned="2">
            <text:p>ИГНиГД,</text:p>
            <text:p> Горное дело</text:p>
          </table:table-cell>
          <table:table-cell table:style-name="ce19" office:value-type="string" calcext:value-type="string">
            <text:p>MIN258 Инновационные методы ведения буровзрывных работ</text:p>
          </table:table-cell>
          <table:table-cell table:style-name="ce11" table:formula="of:=+77770080804" office:value-type="float" office:value="77770080804" calcext:value-type="float" table:number-columns-spanned="1" table:number-rows-spanned="2">
            <text:p>77770080804</text:p>
          </table:table-cell>
          <table:table-cell table:number-columns-repeated="1015"/>
        </table:table-row>
        <table:table-row table:style-name="ro2">
          <table:covered-table-cell table:style-name="ce7"/>
          <table:covered-table-cell table:number-columns-repeated="6" table:style-name="ce10"/>
          <table:table-cell table:style-name="ce18" office:value-type="string" calcext:value-type="string">
            <text:p>MIN261 Рациональные технологии проведения вертикальных горных выработок</text:p>
          </table:table-cell>
          <table:covered-table-cell table:style-name="ce10"/>
          <table:table-cell table:number-columns-repeated="1015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1" office:value-type="string" calcext:value-type="string">
            <text:p>Бектұр Бақытбек Қаныбекұлы</text:p>
          </table:table-cell>
          <table:table-cell table:style-name="ce11" office:value-type="string" calcext:value-type="string">
            <text:p>Лектор</text:p>
          </table:table-cell>
          <table:table-cell table:style-name="ce11" office:value-type="string" calcext:value-type="string">
            <text:p>магистр</text:p>
          </table:table-cell>
          <table:table-cell table:style-name="ce14" table:number-columns-repeated="2"/>
          <table:table-cell table:style-name="ce11" office:value-type="string" calcext:value-type="string">
            <text:p>ИГНиГД,</text:p>
            <text:p> Горное дело</text:p>
          </table:table-cell>
          <table:table-cell table:style-name="ce17" office:value-type="string" calcext:value-type="string">
            <text:p>MIN2852 Модернизация процессов проведения горизонтальных и наклонных горных выработок</text:p>
          </table:table-cell>
          <table:table-cell table:style-name="ce11" office:value-type="float" office:value="87024498141" calcext:value-type="float">
            <text:p>87024498141</text:p>
          </table:table-cell>
          <table:table-cell table:number-columns-repeated="1015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.2 Список ППС, работающих по совместительству" table:style-name="ta4">
        <table:table-column table:style-name="co22" table:default-cell-style-name="Default"/>
        <table:table-column table:style-name="co23" table:default-cell-style-name="Default"/>
        <table:table-column table:style-name="co9" table:number-columns-repeated="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Галиев Данияр Айткалиевич</text:p>
          </table:table-cell>
          <table:table-cell table:style-name="ce8" office:value-type="string" calcext:value-type="string">
            <text:p>cениор-лектор</text:p>
          </table:table-cell>
          <table:table-cell table:style-name="ce8" office:value-type="string" calcext:value-type="string">
            <text:p>PhD</text:p>
          </table:table-cell>
          <table:table-cell table:style-name="ce20"/>
          <table:table-cell table:style-name="ce8" office:value-type="string" calcext:value-type="string">
            <text:p>ИГНиГД </text:p>
            <text:p> Горное дело</text:p>
          </table:table-cell>
          <table:table-cell table:style-name="ce8" office:value-type="string" calcext:value-type="string">
            <text:p>MIN2912 Рациональные технологии разработки россыпных месторождений</text:p>
          </table:table-cell>
          <table:table-cell table:style-name="ce8" table:formula="of:=+77773012986" office:value-type="float" office:value="77773012986" calcext:value-type="float">
            <text:p>77773012986</text:p>
          </table:table-cell>
          <table:table-cell table:number-columns-repeated="1016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.1 Список штатных НС" table:style-name="ta5">
        <table:table-column table:style-name="co22" table:default-cell-style-name="Default"/>
        <table:table-column table:style-name="co27" table:default-cell-style-name="Default"/>
        <table:table-column table:style-name="co9" table:number-columns-repeated="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.2 Список НС по совместительству" table:style-name="ta6">
        <table:table-column table:style-name="co22" table:default-cell-style-name="Default"/>
        <table:table-column table:style-name="co27" table:default-cell-style-name="Default"/>
        <table:table-column table:style-name="co9" table:number-columns-repeated="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1"/>
        </table:table-row>
        <table:table-row table:style-name="ro2">
          <table:table-cell table:style-name="ce21" office:value-type="float" office:value="1" calcext:value-type="float">
            <text:p>1</text:p>
          </table:table-cell>
          <table:table-cell table:style-name="ce8" office:value-type="string" calcext:value-type="string">
            <text:p>Ракишев Баян</text:p>
          </table:table-cell>
          <table:table-cell table:style-name="ce12" office:value-type="string" calcext:value-type="string">
            <text:p>Научный руководитель</text:p>
          </table:table-cell>
          <table:table-cell table:style-name="ce12" office:value-type="string" calcext:value-type="string">
            <text:p>д.т.н.</text:p>
          </table:table-cell>
          <table:table-cell table:style-name="ce12" office:value-type="string" calcext:value-type="string">
            <text:p>Проф., академик НАН РК</text:p>
          </table:table-cell>
          <table:table-cell table:style-name="ce12" office:value-type="string" calcext:value-type="string">
            <text:p>ИГНиГД</text:p>
            <text:p> Горное дело</text:p>
          </table:table-cell>
          <table:table-cell table:style-name="ce12" table:formula="of:=+77017221162" office:value-type="float" office:value="77017221162" calcext:value-type="float">
            <text:p>77017221162</text:p>
          </table:table-cell>
          <table:table-cell table:number-columns-repeated="1017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Калыбеков Турсын</text:p>
          </table:table-cell>
          <table:table-cell table:style-name="ce13" office:value-type="string" calcext:value-type="string">
            <text:p>ГНС</text:p>
          </table:table-cell>
          <table:table-cell table:style-name="ce13" office:value-type="string" calcext:value-type="string">
            <text:p>д.т.н.</text:p>
          </table:table-cell>
          <table:table-cell table:style-name="ce13" office:value-type="string" calcext:value-type="string">
            <text:p>Проф.</text:p>
          </table:table-cell>
          <table:table-cell table:style-name="ce16"/>
          <table:table-cell table:style-name="ce13" table:formula="of:=+77013976616" office:value-type="float" office:value="77013976616" calcext:value-type="float">
            <text:p>77013976616</text:p>
          </table:table-cell>
          <table:table-cell table:number-columns-repeated="1017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Шаутенов Мэлс Рахимович</text:p>
          </table:table-cell>
          <table:table-cell table:style-name="ce13" office:value-type="string" calcext:value-type="string">
            <text:p>ГНС</text:p>
          </table:table-cell>
          <table:table-cell table:style-name="ce13" office:value-type="string" calcext:value-type="string">
            <text:p>к.т.н.</text:p>
          </table:table-cell>
          <table:table-cell table:style-name="ce13" office:value-type="string" calcext:value-type="string">
            <text:p>Проф.</text:p>
          </table:table-cell>
          <table:table-cell table:style-name="ce13" office:value-type="string" calcext:value-type="string">
            <text:p>Институт металлургии и промышленной инженерии,</text:p>
            <text:p> Металлургии и обогащения полезных ископаемых</text:p>
          </table:table-cell>
          <table:table-cell table:style-name="ce13" office:value-type="float" office:value="87014108177" calcext:value-type="float">
            <text:p>87014108177</text:p>
          </table:table-cell>
          <table:table-cell table:number-columns-repeated="1017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Ауезова Алма Мухамбетжановна</text:p>
          </table:table-cell>
          <table:table-cell table:style-name="ce13" office:value-type="string" calcext:value-type="string">
            <text:p>ГНС</text:p>
          </table:table-cell>
          <table:table-cell table:style-name="ce13" office:value-type="string" calcext:value-type="string">
            <text:p>к.т.н.</text:p>
          </table:table-cell>
          <table:table-cell table:style-name="ce13" office:value-type="string" calcext:value-type="string">
            <text:p>нет</text:p>
          </table:table-cell>
          <table:table-cell table:style-name="ce16"/>
          <table:table-cell table:style-name="ce13" table:formula="of:=+77017442839" office:value-type="float" office:value="77017442839" calcext:value-type="float">
            <text:p>77017442839</text:p>
          </table:table-cell>
          <table:table-cell table:number-columns-repeated="1017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11" office:value-type="string" calcext:value-type="string">
            <text:p>Медеуов Чакен Кудайбергенович</text:p>
          </table:table-cell>
          <table:table-cell table:style-name="ce13" office:value-type="string" calcext:value-type="string">
            <text:p>ГНС</text:p>
          </table:table-cell>
          <table:table-cell table:style-name="ce13" office:value-type="string" calcext:value-type="string">
            <text:p>к.т.н.</text:p>
          </table:table-cell>
          <table:table-cell table:style-name="ce13" office:value-type="string" calcext:value-type="string">
            <text:p>нет</text:p>
          </table:table-cell>
          <table:table-cell table:style-name="ce13" office:value-type="string" calcext:value-type="string">
            <text:p>ИГНиГД</text:p>
            <text:p> Горное дело</text:p>
          </table:table-cell>
          <table:table-cell table:style-name="ce13" table:formula="of:=+77011727638" office:value-type="float" office:value="77011727638" calcext:value-type="float">
            <text:p>77011727638</text:p>
          </table:table-cell>
          <table:table-cell table:number-columns-repeated="1017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1" office:value-type="string" calcext:value-type="string">
            <text:p>Матаев М.М.</text:p>
          </table:table-cell>
          <table:table-cell table:style-name="ce13" office:value-type="string" calcext:value-type="string">
            <text:p>ГНС</text:p>
          </table:table-cell>
          <table:table-cell table:style-name="ce13" office:value-type="string" calcext:value-type="string">
            <text:p>д.х.н</text:p>
          </table:table-cell>
          <table:table-cell table:style-name="ce13" office:value-type="string" calcext:value-type="string">
            <text:p>Проф.</text:p>
          </table:table-cell>
          <table:table-cell table:style-name="ce16"/>
          <table:table-cell table:style-name="ce13" table:formula="of:=+77016454344" office:value-type="float" office:value="77016454344" calcext:value-type="float">
            <text:p>77016454344</text:p>
          </table:table-cell>
          <table:table-cell table:number-columns-repeated="1017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11" office:value-type="string" calcext:value-type="string">
            <text:p>Машанов Алишер Акжанович</text:p>
          </table:table-cell>
          <table:table-cell table:style-name="ce13" office:value-type="string" calcext:value-type="string">
            <text:p>ВНС</text:p>
          </table:table-cell>
          <table:table-cell table:style-name="ce13" office:value-type="string" calcext:value-type="string">
            <text:p>д.т.н.</text:p>
          </table:table-cell>
          <table:table-cell table:style-name="ce13" office:value-type="string" calcext:value-type="string">
            <text:p>нет</text:p>
          </table:table-cell>
          <table:table-cell table:style-name="ce16"/>
          <table:table-cell table:style-name="ce13" table:formula="of:=+7014418545" office:value-type="float" office:value="7014418545" calcext:value-type="float">
            <text:p>7014418545</text:p>
          </table:table-cell>
          <table:table-cell table:number-columns-repeated="1017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11" office:value-type="string" calcext:value-type="string">
            <text:p>Султанбекова Жанат Женсикбаевна</text:p>
          </table:table-cell>
          <table:table-cell table:style-name="ce13" office:value-type="string" calcext:value-type="string">
            <text:p>ВНС</text:p>
          </table:table-cell>
          <table:table-cell table:style-name="ce13" office:value-type="string" calcext:value-type="string">
            <text:p>к.т.н.</text:p>
          </table:table-cell>
          <table:table-cell table:style-name="ce13" office:value-type="string" calcext:value-type="string">
            <text:p>нет</text:p>
          </table:table-cell>
          <table:table-cell table:style-name="ce16"/>
          <table:table-cell table:style-name="ce13" table:formula="of:=+77019303771" office:value-type="float" office:value="77019303771" calcext:value-type="float">
            <text:p>77019303771</text:p>
          </table:table-cell>
          <table:table-cell table:number-columns-repeated="1017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11" office:value-type="string" calcext:value-type="string">
            <text:p>Кенжетаев Жигер Смадиевич</text:p>
          </table:table-cell>
          <table:table-cell table:style-name="ce13" office:value-type="string" calcext:value-type="string">
            <text:p>ВНС</text:p>
          </table:table-cell>
          <table:table-cell table:style-name="ce13" office:value-type="string" calcext:value-type="string">
            <text:p>докторант</text:p>
          </table:table-cell>
          <table:table-cell table:style-name="ce13" office:value-type="string" calcext:value-type="string">
            <text:p>нет</text:p>
          </table:table-cell>
          <table:table-cell table:style-name="ce13" office:value-type="string" calcext:value-type="string">
            <text:p>ИГНиГД</text:p>
            <text:p> Горное дело</text:p>
          </table:table-cell>
          <table:table-cell table:style-name="ce13" table:formula="of:=+77089382711" office:value-type="float" office:value="77089382711" calcext:value-type="float">
            <text:p>77089382711</text:p>
          </table:table-cell>
          <table:table-cell table:number-columns-repeated="1017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11" office:value-type="string" calcext:value-type="string">
            <text:p>Перегудов Валерий Васильевич</text:p>
          </table:table-cell>
          <table:table-cell table:style-name="ce13" office:value-type="string" calcext:value-type="string">
            <text:p>ВНС</text:p>
          </table:table-cell>
          <table:table-cell table:style-name="ce13" office:value-type="string" calcext:value-type="string">
            <text:p>к.т.н.</text:p>
          </table:table-cell>
          <table:table-cell table:style-name="ce13" office:value-type="string" calcext:value-type="string">
            <text:p>нет</text:p>
          </table:table-cell>
          <table:table-cell table:style-name="ce13" office:value-type="string" calcext:value-type="string">
            <text:p>Институт металлургии и промышленной инженерии,</text:p>
            <text:p> Металлургии и обогащения полезных ископаемых</text:p>
          </table:table-cell>
          <table:table-cell table:style-name="ce13" office:value-type="float" office:value="87028457325" calcext:value-type="float">
            <text:p>87028457325</text:p>
          </table:table-cell>
          <table:table-cell table:number-columns-repeated="1017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11" office:value-type="string" calcext:value-type="string">
            <text:p>Ахтаева Нурсулу Зияхановна</text:p>
          </table:table-cell>
          <table:table-cell table:style-name="ce13" office:value-type="string" calcext:value-type="string">
            <text:p>ВНС</text:p>
          </table:table-cell>
          <table:table-cell table:style-name="ce13" office:value-type="string" calcext:value-type="string">
            <text:p>к.б.н.</text:p>
          </table:table-cell>
          <table:table-cell table:style-name="ce13" office:value-type="string" calcext:value-type="string">
            <text:p>нет</text:p>
          </table:table-cell>
          <table:table-cell table:style-name="ce16"/>
          <table:table-cell table:style-name="ce13" table:formula="of:=+77028052998" office:value-type="float" office:value="77028052998" calcext:value-type="float">
            <text:p>77028052998</text:p>
          </table:table-cell>
          <table:table-cell table:number-columns-repeated="1017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11" office:value-type="string" calcext:value-type="string">
            <text:p>Үсен Қапар</text:p>
          </table:table-cell>
          <table:table-cell table:style-name="ce13" office:value-type="string" calcext:value-type="string">
            <text:p>ВНС</text:p>
          </table:table-cell>
          <table:table-cell table:style-name="ce13" office:value-type="string" calcext:value-type="string">
            <text:p>к.б.н.</text:p>
          </table:table-cell>
          <table:table-cell table:style-name="ce13" office:value-type="string" calcext:value-type="string">
            <text:p>нет</text:p>
          </table:table-cell>
          <table:table-cell table:style-name="ce16"/>
          <table:table-cell table:style-name="ce13" table:formula="of:=+77013576868" office:value-type="float" office:value="77013576868" calcext:value-type="float">
            <text:p>77013576868</text:p>
          </table:table-cell>
          <table:table-cell table:number-columns-repeated="1017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11" office:value-type="string" calcext:value-type="string">
            <text:p>Мұқанова Гүлжанат Амангелдіқызы</text:p>
          </table:table-cell>
          <table:table-cell table:style-name="ce13" office:value-type="string" calcext:value-type="string">
            <text:p>СНС</text:p>
          </table:table-cell>
          <table:table-cell table:style-name="ce13" office:value-type="string" calcext:value-type="string">
            <text:p>к.б.н.</text:p>
          </table:table-cell>
          <table:table-cell table:style-name="ce13" office:value-type="string" calcext:value-type="string">
            <text:p>нет</text:p>
          </table:table-cell>
          <table:table-cell table:style-name="ce16"/>
          <table:table-cell table:style-name="ce13" table:formula="of:=+77078327872" office:value-type="float" office:value="77078327872" calcext:value-type="float">
            <text:p>77078327872</text:p>
          </table:table-cell>
          <table:table-cell table:number-columns-repeated="1017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11" office:value-type="string" calcext:value-type="string">
            <text:p>Жакыпбек Ырысжан</text:p>
          </table:table-cell>
          <table:table-cell table:style-name="ce13" office:value-type="string" calcext:value-type="string">
            <text:p>СНС</text:p>
          </table:table-cell>
          <table:table-cell table:style-name="ce13" office:value-type="string" calcext:value-type="string">
            <text:p>доктор PhD</text:p>
          </table:table-cell>
          <table:table-cell table:style-name="ce13" office:value-type="string" calcext:value-type="string">
            <text:p>нет</text:p>
          </table:table-cell>
          <table:table-cell table:style-name="ce13" office:value-type="string" calcext:value-type="string">
            <text:p>ИГНИГД,</text:p>
            <text:p> Маркшейдерское дело и геодезия</text:p>
          </table:table-cell>
          <table:table-cell table:style-name="ce13" table:formula="of:=+77753811336" office:value-type="float" office:value="77753811336" calcext:value-type="float">
            <text:p>77753811336</text:p>
          </table:table-cell>
          <table:table-cell table:number-columns-repeated="1017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11" office:value-type="string" calcext:value-type="string">
            <text:p>Джакупов Данияр</text:p>
          </table:table-cell>
          <table:table-cell table:style-name="ce13" office:value-type="string" calcext:value-type="string">
            <text:p>МНС</text:p>
          </table:table-cell>
          <table:table-cell table:style-name="ce13" office:value-type="string" calcext:value-type="string">
            <text:p>доктор PhD</text:p>
          </table:table-cell>
          <table:table-cell table:style-name="ce13" office:value-type="string" calcext:value-type="string">
            <text:p>нет</text:p>
          </table:table-cell>
          <table:table-cell table:style-name="ce16"/>
          <table:table-cell table:style-name="ce13" office:value-type="float" office:value="87774732313" calcext:value-type="float">
            <text:p>87774732313</text:p>
          </table:table-cell>
          <table:table-cell table:number-columns-repeated="1017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11" office:value-type="string" calcext:value-type="string">
            <text:p>Рустемов Серикбай Токташович</text:p>
          </table:table-cell>
          <table:table-cell table:style-name="ce13" office:value-type="string" calcext:value-type="string">
            <text:p>МНС</text:p>
          </table:table-cell>
          <table:table-cell table:number-columns-repeated="2" table:style-name="ce13" office:value-type="string" calcext:value-type="string">
            <text:p>нет</text:p>
          </table:table-cell>
          <table:table-cell table:style-name="ce16"/>
          <table:table-cell table:style-name="ce13" office:value-type="float" office:value="87772879334" calcext:value-type="float">
            <text:p>87772879334</text:p>
          </table:table-cell>
          <table:table-cell table:number-columns-repeated="1017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11" office:value-type="string" calcext:value-type="string">
            <text:p>Әбен Ардана Сержанқызы</text:p>
          </table:table-cell>
          <table:table-cell table:style-name="ce13" office:value-type="string" calcext:value-type="string">
            <text:p>МНС</text:p>
          </table:table-cell>
          <table:table-cell table:style-name="ce13" office:value-type="string" calcext:value-type="string">
            <text:p>магистр</text:p>
          </table:table-cell>
          <table:table-cell table:style-name="ce13" office:value-type="string" calcext:value-type="string">
            <text:p>нет</text:p>
          </table:table-cell>
          <table:table-cell table:style-name="ce13" office:value-type="string" calcext:value-type="string">
            <text:p>ИГНИГД,</text:p>
            <text:p> Маркшейдерское дело и геодезия</text:p>
          </table:table-cell>
          <table:table-cell table:style-name="ce13" table:formula="of:=+77016660107" office:value-type="float" office:value="77016660107" calcext:value-type="float">
            <text:p>77016660107</text:p>
          </table:table-cell>
          <table:table-cell table:number-columns-repeated="1017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11" office:value-type="string" calcext:value-type="string">
            <text:p>Мирамбекұлы Нұрбақыт</text:p>
          </table:table-cell>
          <table:table-cell table:style-name="ce13" office:value-type="string" calcext:value-type="string">
            <text:p>МНС</text:p>
          </table:table-cell>
          <table:table-cell table:style-name="ce13" office:value-type="string" calcext:value-type="string">
            <text:p>магистр</text:p>
          </table:table-cell>
          <table:table-cell table:style-name="ce13" office:value-type="string" calcext:value-type="string">
            <text:p>нет</text:p>
          </table:table-cell>
          <table:table-cell table:style-name="ce16"/>
          <table:table-cell table:style-name="ce13" table:formula="of:=+77479615688" office:value-type="float" office:value="77479615688" calcext:value-type="float">
            <text:p>77479615688</text:p>
          </table:table-cell>
          <table:table-cell table:number-columns-repeated="1017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11" office:value-type="string" calcext:value-type="string">
            <text:p>Жанакова Райса Кульмахановна</text:p>
          </table:table-cell>
          <table:table-cell table:style-name="ce13" office:value-type="string" calcext:value-type="string">
            <text:p>МНС</text:p>
          </table:table-cell>
          <table:table-cell table:style-name="ce13" office:value-type="string" calcext:value-type="string">
            <text:p>магистр</text:p>
          </table:table-cell>
          <table:table-cell table:style-name="ce13" office:value-type="string" calcext:value-type="string">
            <text:p>нет</text:p>
          </table:table-cell>
          <table:table-cell table:style-name="ce16"/>
          <table:table-cell table:style-name="ce13" office:value-type="float" office:value="87082562584" calcext:value-type="float">
            <text:p>87082562584</text:p>
          </table:table-cell>
          <table:table-cell table:number-columns-repeated="1017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9" office:value-type="string" calcext:value-type="string">
            <text:p>Мухамеди М.Е.</text:p>
          </table:table-cell>
          <table:table-cell table:style-name="ce13" office:value-type="string" calcext:value-type="string">
            <text:p>МНС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нет</text:p>
          </table:table-cell>
          <table:table-cell table:style-name="ce13" office:value-type="string" calcext:value-type="string">
            <text:p>ИГНИГД,</text:p>
            <text:p> Маркшейдерское дело и геодезия</text:p>
          </table:table-cell>
          <table:table-cell table:style-name="ce13" office:value-type="float" office:value="87775522212" calcext:value-type="float">
            <text:p>87775522212</text:p>
          </table:table-cell>
          <table:table-cell table:number-columns-repeated="1017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11" office:value-type="string" calcext:value-type="string">
            <text:p>Хайруллаев Н.Б.</text:p>
          </table:table-cell>
          <table:table-cell table:style-name="ce13" office:value-type="string" calcext:value-type="string">
            <text:p>НС</text:p>
          </table:table-cell>
          <table:table-cell table:style-name="ce13" office:value-type="string" calcext:value-type="string">
            <text:p>магистр</text:p>
          </table:table-cell>
          <table:table-cell table:style-name="ce13" office:value-type="string" calcext:value-type="string">
            <text:p>нет</text:p>
          </table:table-cell>
          <table:table-cell table:style-name="ce13" office:value-type="string" calcext:value-type="string">
            <text:p>ИГНИГД,</text:p>
            <text:p> Горное дело</text:p>
          </table:table-cell>
          <table:table-cell table:style-name="ce13" office:value-type="float" office:value="87751833333" calcext:value-type="float">
            <text:p>87751833333</text:p>
          </table:table-cell>
          <table:table-cell table:number-columns-repeated="1017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11" office:value-type="string" calcext:value-type="string">
            <text:p>Баешов А.</text:p>
          </table:table-cell>
          <table:table-cell table:style-name="ce13" office:value-type="string" calcext:value-type="string">
            <text:p>ГНС</text:p>
          </table:table-cell>
          <table:table-cell table:style-name="ce13" office:value-type="string" calcext:value-type="string">
            <text:p>д.т.н</text:p>
          </table:table-cell>
          <table:table-cell table:style-name="ce13" office:value-type="string" calcext:value-type="string">
            <text:p>профессор</text:p>
          </table:table-cell>
          <table:table-cell table:style-name="ce16" table:number-columns-repeated="2"/>
          <table:table-cell table:number-columns-repeated="1017"/>
        </table:table-row>
        <table:table-row table:style-name="ro2">
          <table:table-cell table:style-name="ce22" office:value-type="float" office:value="23" calcext:value-type="float">
            <text:p>23</text:p>
          </table:table-cell>
          <table:table-cell table:style-name="ce23" office:value-type="string" calcext:value-type="string">
            <text:p>Рысбеков Канай Бакытович</text:p>
          </table:table-cell>
          <table:table-cell table:style-name="ce23" office:value-type="string" calcext:value-type="string">
            <text:p>Научный руководитель</text:p>
          </table:table-cell>
          <table:table-cell table:style-name="ce5" office:value-type="string" calcext:value-type="string">
            <text:p>к.т.н.</text:p>
          </table:table-cell>
          <table:table-cell table:style-name="ce24" office:value-type="string" calcext:value-type="string">
            <text:p>Доцент</text:p>
          </table:table-cell>
          <table:table-cell table:style-name="ce24" office:value-type="string" calcext:value-type="string">
            <text:p>ИГНиГД</text:p>
          </table:table-cell>
          <table:table-cell table:style-name="ce25" table:formula="of:=87019636320" office:value-type="float" office:value="87019636320" calcext:value-type="float">
            <text:p>87019636320</text:p>
          </table:table-cell>
          <table:table-cell table:number-columns-repeated="1017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1 Финансирование НИР" table:style-name="ta7">
        <table:table-column table:style-name="co29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4" table:default-cell-style-name="Default"/>
        <table:table-column table:style-name="co35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Вид</text:p>
          </table:table-cell>
          <table:table-cell table:style-name="ce1" office:value-type="string" calcext:value-type="string">
            <text:p>Область научных исследований по договору</text:p>
          </table:table-cell>
          <table:table-cell table:style-name="ce1" office:value-type="string" calcext:value-type="string">
            <text:p>Наименование договора</text:p>
          </table:table-cell>
          <table:table-cell table:style-name="ce1" office:value-type="string" calcext:value-type="string">
            <text:p>Дата заключения</text:p>
          </table:table-cell>
          <table:table-cell table:style-name="ce28" office:value-type="string" calcext:value-type="string">
            <text:p>Исполнитель</text:p>
          </table:table-cell>
          <table:table-cell table:style-name="ce1" office:value-type="string" calcext:value-type="string">
            <text:p>Сумма финансирования за последний календарный год, тыс. тенге</text:p>
          </table:table-cell>
          <table:table-cell table:style-name="ce1" office:value-type="string" calcext:value-type="string">
            <text:p>Ссылка на копию договора и календарный план работ</text:p>
          </table:table-cell>
          <table:table-cell table:style-name="ce2"/>
          <table:table-cell table:style-name="ce3" table:number-columns-repeated="18"/>
          <table:table-cell table:number-columns-repeated="99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8" table:content-validation-name="val3" office:value-type="string" calcext:value-type="string">
            <text:p>Государственный грант</text:p>
          </table:table-cell>
          <table:table-cell table:style-name="ce8" office:value-type="string" calcext:value-type="string">
            <text:p>Геология и разработка месторождений полезных ископаемых; прикладные исследования.</text:p>
          </table:table-cell>
          <table:table-cell table:style-name="ce8" office:value-type="string" calcext:value-type="string">
            <text:p>Договор № 266 <text:s/>«Модернизация технологий и производств в горнодобывающей и горноперерабатывающей отраслях Республики Казахстан»</text:p>
          </table:table-cell>
          <table:table-cell table:style-name="ce26" table:content-validation-name="val4" office:value-type="date" office:date-value="2018-03-28" calcext:value-type="date">
            <text:p>28.03.2018</text:p>
          </table:table-cell>
          <table:table-cell table:style-name="ce20" office:value-type="string" calcext:value-type="string">
            <text:p>Ракишев Б.</text:p>
          </table:table-cell>
          <table:table-cell table:style-name="ce20" office:value-type="string" calcext:value-type="string">
            <text:p>150 341 </text:p>
          </table:table-cell>
          <table:table-cell table:style-name="ce29" office:value-type="string" calcext:value-type="string">
            <text:p><text:a xlink:href="https://drive.google.com/drive/folders/1GskYk-rhan8T8ck9j3gBj88-Msn6Vl5a?usp=sharing" xlink:type="simple">https://drive.google.com/drive/folders/1GskYk-rhan8T8ck9j3gBj88-Msn6Vl5a?usp=sharing</text:a></text:p>
          </table:table-cell>
          <table:table-cell table:number-columns-repeated="1016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table:content-validation-name="val3" office:value-type="string" calcext:value-type="string">
            <text:p>Государственный грант</text:p>
          </table:table-cell>
          <table:table-cell table:style-name="ce11" office:value-type="string" calcext:value-type="string">
            <text:p>Геология и разработка месторождений полезных ископаемых; прикладные исследования.</text:p>
          </table:table-cell>
          <table:table-cell table:style-name="ce11" office:value-type="string" calcext:value-type="string">
            <text:p>Договор №110 </text:p>
            <text:p> «Разработка новой технологии подземного выщелачивания урана с применением комплекса химических реагентов синергетического действия для скважинной добычи урановой руды»</text:p>
          </table:table-cell>
          <table:table-cell table:style-name="ce27" table:content-validation-name="val4" office:value-type="date" office:date-value="2018-03-05" calcext:value-type="date">
            <text:p>05.03.2018</text:p>
          </table:table-cell>
          <table:table-cell table:style-name="ce11" office:value-type="string" calcext:value-type="string">
            <text:p>Ракишев Б.</text:p>
          </table:table-cell>
          <table:table-cell table:style-name="ce18" office:value-type="string" calcext:value-type="string">
            <text:p/>
            <text:p> 10 110 </text:p>
          </table:table-cell>
          <table:table-cell table:style-name="ce30" office:value-type="string" calcext:value-type="string">
            <text:p><text:a xlink:href="https://drive.google.com/drive/folders/1XvOt2CvSInGcd3I8muGo4Q2qgnhSczPD?usp=sharing" xlink:type="simple">https://drive.google.com/drive/folders/1XvOt2CvSInGcd3I8muGo4Q2qgnhSczPD?usp=sharing</text:a></text:p>
          </table:table-cell>
          <table:table-cell table:number-columns-repeated="1016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1" table:content-validation-name="val3" office:value-type="string" calcext:value-type="string">
            <text:p>Государственный грант</text:p>
          </table:table-cell>
          <table:table-cell table:style-name="ce11" office:value-type="string" calcext:value-type="string">
            <text:p>Геология и разработка месторождений полезных ископаемых; прикладные исследования.</text:p>
          </table:table-cell>
          <table:table-cell table:style-name="ce11" office:value-type="string" calcext:value-type="string">
            <text:p>Договор №110 «Комплектация, </text:p>
            <text:p> оптимальное размещение и высокопроизводительное использование комплексов циклично-поточной технологии при доработке глубоких железорудных карьеров»</text:p>
          </table:table-cell>
          <table:table-cell table:style-name="ce27" table:content-validation-name="val4" office:value-type="date" office:date-value="2018-03-05" calcext:value-type="date">
            <text:p>05.03.2018</text:p>
          </table:table-cell>
          <table:table-cell table:style-name="ce11" office:value-type="string" calcext:value-type="string">
            <text:p>Молдабаев С.К.</text:p>
          </table:table-cell>
          <table:table-cell table:style-name="ce18" office:value-type="string" calcext:value-type="string">
            <text:p/>
            <text:p> 8 088 </text:p>
          </table:table-cell>
          <table:table-cell table:style-name="ce30" office:value-type="string" calcext:value-type="string">
            <text:p><text:a xlink:href="https://drive.google.com/drive/folders/1XvOt2CvSInGcd3I8muGo4Q2qgnhSczPD?usp=sharing" xlink:type="simple">https://drive.google.com/drive/folders/1XvOt2CvSInGcd3I8muGo4Q2qgnhSczPD?usp=sharing</text:a></text:p>
          </table:table-cell>
          <table:table-cell table:number-columns-repeated="1016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1" table:content-validation-name="val3" office:value-type="string" calcext:value-type="string">
            <text:p>Государственный грант</text:p>
          </table:table-cell>
          <table:table-cell table:style-name="ce11" office:value-type="string" calcext:value-type="string">
            <text:p>Геология и разработка месторождений полезных ископаемых; прикладные исследования.</text:p>
          </table:table-cell>
          <table:table-cell table:style-name="ce11" office:value-type="string" calcext:value-type="string">
            <text:p>Договор №110 </text:p>
            <text:p> «Разработка бесцианидной технологии извлечения золота из труднообогатимого природного и техногенного минерального сырья»</text:p>
          </table:table-cell>
          <table:table-cell table:style-name="ce27" table:content-validation-name="val4" office:value-type="date" office:date-value="2018-03-05" calcext:value-type="date">
            <text:p>05.03.2018</text:p>
          </table:table-cell>
          <table:table-cell table:style-name="ce11" office:value-type="string" calcext:value-type="string">
            <text:p>Бегалинов А.Б.</text:p>
          </table:table-cell>
          <table:table-cell table:style-name="ce18" office:value-type="string" calcext:value-type="string">
            <text:p/>
            <text:p> 9 099 </text:p>
          </table:table-cell>
          <table:table-cell table:style-name="ce30" office:value-type="string" calcext:value-type="string">
            <text:p><text:a xlink:href="https://drive.google.com/drive/folders/1XvOt2CvSInGcd3I8muGo4Q2qgnhSczPD?usp=sharing" xlink:type="simple">https://drive.google.com/drive/folders/1XvOt2CvSInGcd3I8muGo4Q2qgnhSczPD?usp=sharing</text:a></text:p>
          </table:table-cell>
          <table:table-cell table:number-columns-repeated="1016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11" table:content-validation-name="val3" office:value-type="string" calcext:value-type="string">
            <text:p>Государственный грант</text:p>
          </table:table-cell>
          <table:table-cell table:style-name="ce11" office:value-type="string" calcext:value-type="string">
            <text:p>Геология и разработка месторождений полезных ископаемых; прикладные исследования.</text:p>
          </table:table-cell>
          <table:table-cell table:style-name="ce11" office:value-type="string" calcext:value-type="string">
            <text:p>Договор №110 «Совершенствование управления технического и биологического этапов рекультивации нарушенных земель на открытых горных работах»</text:p>
          </table:table-cell>
          <table:table-cell table:style-name="ce27" table:content-validation-name="val4" office:value-type="date" office:date-value="2018-03-05" calcext:value-type="date">
            <text:p>05.03.2018</text:p>
          </table:table-cell>
          <table:table-cell table:style-name="ce11" office:value-type="string" calcext:value-type="string">
            <text:p>Рысбеков К.Б.</text:p>
          </table:table-cell>
          <table:table-cell table:style-name="ce18" office:value-type="string" calcext:value-type="string">
            <text:p/>
            <text:p> 8 088 </text:p>
          </table:table-cell>
          <table:table-cell table:style-name="ce30" office:value-type="string" calcext:value-type="string">
            <text:p><text:a xlink:href="https://drive.google.com/drive/folders/1XvOt2CvSInGcd3I8muGo4Q2qgnhSczPD?usp=sharing" xlink:type="simple">https://drive.google.com/drive/folders/1XvOt2CvSInGcd3I8muGo4Q2qgnhSczPD?usp=sharing</text:a></text:p>
          </table:table-cell>
          <table:table-cell table:number-columns-repeated="1016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1" table:content-validation-name="val3" office:value-type="string" calcext:value-type="string">
            <text:p>Негосударственное финансирование</text:p>
          </table:table-cell>
          <table:table-cell table:style-name="ce11" office:value-type="string" calcext:value-type="string">
            <text:p>Работы научно-исследовательские в геологической отрасли</text:p>
          </table:table-cell>
          <table:table-cell table:style-name="ce11" office:value-type="string" calcext:value-type="string">
            <text:p>Договор №438060</text:p>
            <text:p> «Интенсификация процесса добычи с применением окислителей в процессе выщелачивания на участке «Центральный» месторождения «Мынкудук»</text:p>
          </table:table-cell>
          <table:table-cell table:style-name="ce27" table:content-validation-name="val4" office:value-type="date" office:date-value="2020-05-29" calcext:value-type="date">
            <text:p>29.05.2020</text:p>
          </table:table-cell>
          <table:table-cell table:style-name="ce11" office:value-type="string" calcext:value-type="string">
            <text:p>Юсупов Х.А.</text:p>
          </table:table-cell>
          <table:table-cell table:style-name="ce11" office:value-type="string" calcext:value-type="string">
            <text:p>19 600 </text:p>
          </table:table-cell>
          <table:table-cell table:style-name="ce31" office:value-type="string" calcext:value-type="string">
            <text:p><text:a xlink:href="https://drive.google.com/file/d/1N80BTmNAI4Mu6BFJtxvMNhTFnmEagrAi/view?usp=sharing" xlink:type="simple">https://drive.google.com/file/d/1N80BTmNAI4Mu6BFJtxvMNhTFnmEagrAi/view?usp=sharing</text:a></text:p>
          </table:table-cell>
          <table:table-cell table:number-columns-repeated="1016"/>
        </table:table-row>
        <table:table-row table:style-name="ro2" table:number-rows-repeated="993">
          <table:table-cell/>
          <table:table-cell table:style-name="ce2" table:content-validation-name="val3"/>
          <table:table-cell table:number-columns-repeated="2"/>
          <table:table-cell table:style-name="ce2" table:content-validation-name="val4"/>
          <table:table-cell table:number-columns-repeated="101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2 Свидетельства" table:style-name="ta8"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9" table:number-columns-repeated="1018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свидетельств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Прав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40" office:value-type="string" calcext:value-type="string">
            <text:p><text:a xlink:href="https://www.kazpatent.kz/" xlink:type="simple">Ссылка на свидетельство на сайте kazpatent.kz или скан-копию свидетельства</text:a>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32" office:value-type="float" office:value="1" calcext:value-type="float">
            <text:p>1</text:p>
          </table:table-cell>
          <table:table-cell table:style-name="ce34" office:value-type="float" office:value="11070" calcext:value-type="float">
            <text:p>11070</text:p>
          </table:table-cell>
          <table:table-cell table:style-name="ce36" table:content-validation-name="val5" office:value-type="date" office:date-value="2020-06-23" calcext:value-type="date">
            <text:p>23.06.2020</text:p>
          </table:table-cell>
          <table:table-cell table:style-name="ce15"/>
          <table:table-cell table:style-name="ce39" office:value-type="string" calcext:value-type="string">
            <text:p>Ракишев Б.Р., Ракишева З.Б., Ауэзова А.М., Орынбай А.А.</text:p>
          </table:table-cell>
          <table:table-cell table:style-name="ce41" office:value-type="string" calcext:value-type="string">
            <text:p><text:a xlink:href="https://copyright.kazpatent.kz/?!.iD=n2Co" xlink:type="simple">https://copyright.kazpatent.kz/?!.iD=n2Co</text:a></text:p>
          </table:table-cell>
          <table:table-cell table:number-columns-repeated="1018"/>
        </table:table-row>
        <table:table-row table:style-name="ro2">
          <table:table-cell table:style-name="ce33" office:value-type="float" office:value="2" calcext:value-type="float">
            <text:p>2</text:p>
          </table:table-cell>
          <table:table-cell table:style-name="ce35" office:value-type="float" office:value="11071" calcext:value-type="float">
            <text:p>11071</text:p>
          </table:table-cell>
          <table:table-cell table:style-name="ce37" table:content-validation-name="val5" office:value-type="date" office:date-value="2020-06-23" calcext:value-type="date">
            <text:p>23.06.2020</text:p>
          </table:table-cell>
          <table:table-cell table:style-name="ce16"/>
          <table:table-cell table:style-name="ce35" office:value-type="string" calcext:value-type="string">
            <text:p>Ракишев Б.Р., Ракишева З.Б., Ауэзова А.М., Орынбай А.А.</text:p>
          </table:table-cell>
          <table:table-cell table:style-name="ce42" office:value-type="string" calcext:value-type="string">
            <text:p><text:a xlink:href="https://copyright.kazpatent.kz/?!.iD=n2CI" xlink:type="simple">https://copyright.kazpatent.kz/?!.iD=n2CI</text:a></text:p>
          </table:table-cell>
          <table:table-cell table:number-columns-repeated="1018"/>
        </table:table-row>
        <table:table-row table:style-name="ro2">
          <table:table-cell table:style-name="ce33" office:value-type="float" office:value="3" calcext:value-type="float">
            <text:p>3</text:p>
          </table:table-cell>
          <table:table-cell table:style-name="ce35" office:value-type="float" office:value="8396" calcext:value-type="float">
            <text:p>8396</text:p>
          </table:table-cell>
          <table:table-cell table:style-name="ce38" table:content-validation-name="val5" office:value-type="date" office:date-value="2020-02-26" calcext:value-type="date">
            <text:p>26.02.2020</text:p>
          </table:table-cell>
          <table:table-cell table:style-name="ce16"/>
          <table:table-cell table:style-name="ce35" office:value-type="string" calcext:value-type="string">
            <text:p>Бектур Б.К. Касымканова Х.М. </text:p>
            <text:p> Джангулова Г.К. Бекбергенов Д.К.</text:p>
          </table:table-cell>
          <table:table-cell table:style-name="ce43" office:value-type="string" calcext:value-type="string">
            <text:p><text:a xlink:href="https://copyright.kazpatent.kz/" xlink:type="simple">https://copyright.kazpatent.kz/</text:a></text:p>
          </table:table-cell>
          <table:table-cell table:number-columns-repeated="1018"/>
        </table:table-row>
        <table:table-row table:style-name="ro2" table:number-rows-repeated="996">
          <table:table-cell table:number-columns-repeated="2"/>
          <table:table-cell table:style-name="ce2" table:content-validation-name="val5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3.1 Патенты" table:style-name="ta9">
        <table:table-column table:style-name="co40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41" table:default-cell-style-name="Default"/>
        <table:table-column table:style-name="co39" table:default-cell-style-name="Default"/>
        <table:table-column table:style-name="co9" table:number-columns-repeated="1018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патент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Патент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40" office:value-type="string" calcext:value-type="string">
            <text:p><text:a xlink:href="https://www.kazpatent.kz/" xlink:type="simple">Ссылка на патент на сайте kazpatent.kz или скан-копию патента</text:a>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№ 34570</text:p>
          </table:table-cell>
          <table:table-cell table:style-name="ce27" table:content-validation-name="val6" office:value-type="date" office:date-value="2020-09-11" calcext:value-type="date">
            <text:p>11.09.2020</text:p>
          </table:table-cell>
          <table:table-cell table:style-name="ce11" office:value-type="string" calcext:value-type="string">
            <text:p>Некоммерческое акционерное общество «Казахский национальный исследовательский технический университет имени К.И. Сатпаева» (KZ); Акционерное общество «Соколовско-Сарбайское горнообогатительное производственное объединение» (KZ)</text:p>
          </table:table-cell>
          <table:table-cell table:style-name="ce11" office:value-type="string" calcext:value-type="string">
            <text:p>Молдабаев Серик Курашович (KZ) Кузьменко Сергей Валентинович (KZ) Калюжный Евгений Сергеевич (KZ) </text:p>
            <text:p> Дриженко Анатолий Юрьевич (UA) </text:p>
            <text:p> Адамчук Андрей Андреевич (UA)</text:p>
          </table:table-cell>
          <table:table-cell table:style-name="ce31" office:value-type="string" calcext:value-type="string">
            <text:p><text:a xlink:href="https://gosreestr.kazpatent.kz/Invention/DownLoadFilePdf?patentId=309462&amp;lang=ru" xlink:type="simple">https://gosreestr.kazpatent.kz/Invention/DownLoadFilePdf?patentId=309462&amp;lang=ru</text:a></text:p>
          </table:table-cell>
          <table:table-cell table:number-columns-repeated="101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№ 34721</text:p>
          </table:table-cell>
          <table:table-cell table:style-name="ce44" table:content-validation-name="val6" office:value-type="date" office:date-value="2020-11-20" calcext:value-type="date">
            <text:p>20.11.2020</text:p>
          </table:table-cell>
          <table:table-cell table:style-name="ce11" office:value-type="string" calcext:value-type="string">
            <text:p>Некоммерческое акционерное общество «Казахский национальный исследовательский технический университет имени К.И. Сатпаева» (KZ); Акционерное общество «Соколовско-Сарбайское горнообогатительное производственное объединение» (KZ)</text:p>
          </table:table-cell>
          <table:table-cell table:style-name="ce11" office:value-type="string" calcext:value-type="string">
            <text:p>Молдабаев Серик Курашович (KZ) Кузьменко Сергей Валентинович (KZ) Калюжный Евгений Сергеевич (KZ)</text:p>
            <text:p>  Адамчук Андрей Андреевич (UA) </text:p>
            <text:p> Шустов Александр Александрович (UA)</text:p>
          </table:table-cell>
          <table:table-cell table:style-name="ce31" office:value-type="string" calcext:value-type="string">
            <text:p><text:a xlink:href="https://gosreestr.kazpatent.kz/Invention/DownLoadFilePdf?patentId=309463&amp;lang=ru" xlink:type="simple">https://gosreestr.kazpatent.kz/Invention/DownLoadFilePdf?patentId=309463&amp;lang=ru</text:a></text:p>
          </table:table-cell>
          <table:table-cell table:number-columns-repeated="1018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№34538</text:p>
          </table:table-cell>
          <table:table-cell table:style-name="ce11" table:content-validation-name="val6" office:value-type="string" calcext:value-type="string">
            <text:p>28.08.2020г</text:p>
          </table:table-cell>
          <table:table-cell table:style-name="ce11" office:value-type="string" calcext:value-type="string">
            <text:p>РГП «Национальный институт интеллектуальной собственности» МЮ РК</text:p>
          </table:table-cell>
          <table:table-cell table:style-name="ce11" office:value-type="string" calcext:value-type="string">
            <text:p>Бектур Б.К. </text:p>
            <text:p> Бекбергенов Д.К. Джангулова Г.К. и др.</text:p>
          </table:table-cell>
          <table:table-cell table:style-name="ce31" office:value-type="string" calcext:value-type="string">
            <text:p><text:a xlink:href="https://gosreestr.kazpatent.kz/Invention/DownLoadFilePdf?patentId=306078&amp;lang=ru" xlink:type="simple">https://gosreestr.kazpatent.kz/Invention/DownLoadFilePdf?patentId=306078&amp;lang=ru</text:a></text:p>
          </table:table-cell>
          <table:table-cell table:number-columns-repeated="1018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№34565</text:p>
          </table:table-cell>
          <table:table-cell table:style-name="ce27" table:content-validation-name="val6" office:value-type="date" office:date-value="2020-09-04" calcext:value-type="date">
            <text:p>04.09.2020</text:p>
          </table:table-cell>
          <table:table-cell table:style-name="ce11" office:value-type="string" calcext:value-type="string">
            <text:p>РГП «Национальный институт интеллектуальной собственности» МЮ РК</text:p>
          </table:table-cell>
          <table:table-cell table:style-name="ce11" office:value-type="string" calcext:value-type="string">
            <text:p>Бектур Б.К. </text:p>
            <text:p> Бекбергенов Д.К. Джангулова Г.К. и др.</text:p>
          </table:table-cell>
          <table:table-cell table:style-name="ce31" office:value-type="string" calcext:value-type="string">
            <text:p><text:a xlink:href="https://gosreestr.kazpatent.kz/Invention/DownLoadFilePdf?patentId=308044&amp;lang=ru" xlink:type="simple">https://gosreestr.kazpatent.kz/Invention/DownLoadFilePdf?patentId=308044&amp;lang=ru</text:a></text:p>
          </table:table-cell>
          <table:table-cell table:number-columns-repeated="1018"/>
        </table:table-row>
        <table:table-row table:style-name="ro2" table:number-rows-repeated="991">
          <table:table-cell table:number-columns-repeated="2"/>
          <table:table-cell table:style-name="ce2" table:content-validation-name="val6"/>
          <table:table-cell table:number-columns-repeated="1021"/>
        </table:table-row>
        <table:table-row table:style-name="ro3" table:number-rows-repeated="10475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3.2 Патенты продленные" table:style-name="ta10">
        <table:table-column table:style-name="co42" table:default-cell-style-name="Default"/>
        <table:table-column table:style-name="co9" table:number-columns-repeated="3" table:default-cell-style-name="Default"/>
        <table:table-column table:style-name="co18" table:default-cell-style-name="Default"/>
        <table:table-column table:style-name="co43" table:default-cell-style-name="Default"/>
        <table:table-column table:style-name="co39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патент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Дата продления</text:p>
          </table:table-cell>
          <table:table-cell table:style-name="ce1" office:value-type="string" calcext:value-type="string">
            <text:p>Патент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40" office:value-type="string" calcext:value-type="string">
            <text:p><text:a xlink:href="https://www.kazpatent.kz/" xlink:type="simple">Ссылка на патент на сайте kazpatent.kz или скан-копию патента</text:a></text:p>
          </table:table-cell>
          <table:table-cell table:style-name="ce3" table:number-columns-repeated="20"/>
          <table:table-cell table:number-columns-repeated="997"/>
        </table:table-row>
        <table:table-row table:style-name="ro2" table:number-rows-repeated="999">
          <table:table-cell table:number-columns-repeated="3"/>
          <table:table-cell table:style-name="ce2" table:content-validation-name="val7"/>
          <table:table-cell table:number-columns-repeated="1020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1 Международный обмен студентов" table:style-name="ta11">
        <table:table-column table:style-name="co44" table:default-cell-style-name="Default"/>
        <table:table-column table:style-name="co3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9" table:number-columns-repeated="1014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 студента</text:p>
          </table:table-cell>
          <table:table-cell table:style-name="ce1" office:value-type="string" calcext:value-type="string">
            <text:p>Наименование программы академической мобильности</text:p>
          </table:table-cell>
          <table:table-cell table:style-name="ce1" office:value-type="string" calcext:value-type="string">
            <text:p>Уровень обучения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Источник финансирования</text:p>
          </table:table-cell>
          <table:table-cell table:style-name="ce1" office:value-type="string" calcext:value-type="string">
            <text:p>Страна и вуз, в котором студент обучался</text:p>
          </table:table-cell>
          <table:table-cell table:style-name="ce45" office:value-type="string" calcext:value-type="string">
            <text:p>Срок обучения</text:p>
          </table:table-cell>
          <table:table-cell table:style-name="ce1" office:value-type="string" calcext:value-type="string">
            <text:p>Ссылка на подтверждающий документ (договор, приказ,сертификат и т.д.)</text:p>
          </table:table-cell>
          <table:table-cell table:style-name="ce3"/>
          <table:table-cell table:number-columns-repeated="1014"/>
        </table:table-row>
        <table:table-row table:style-name="ro2" table:number-rows-repeated="999">
          <table:table-cell table:number-columns-repeated="3"/>
          <table:table-cell table:style-name="ce2" table:content-validation-name="val8"/>
          <table:table-cell/>
          <table:table-cell table:style-name="ce2" table:content-validation-name="val9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2 Иностранные ППС" table:style-name="ta12">
        <table:table-column table:style-name="co9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9" table:default-cell-style-name="Default"/>
        <table:table-column table:style-name="co11" table:default-cell-style-name="Default"/>
        <table:table-column table:style-name="co43" table:default-cell-style-name="Default"/>
        <table:table-column table:style-name="co54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Страна, из которой прибыл специалист</text:p>
          </table:table-cell>
          <table:table-cell table:style-name="ce1" office:value-type="string" calcext:value-type="string">
            <text:p>Место основной работы</text:p>
          </table:table-cell>
          <table:table-cell table:style-name="ce1" office:value-type="string" calcext:value-type="string">
            <text:p>Должность, ученая степень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Продолжительность преподавания (указать сроки)</text:p>
          </table:table-cell>
          <table:table-cell table:style-name="ce1" office:value-type="string" calcext:value-type="string">
            <text:p>Ссылка на подтверждающие документы: договор с вузом, силлабус, акты выполненных работ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7"/>
          <table:table-cell table:number-columns-repeated="998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3 Международные организаций" table:style-name="ta13">
        <table:table-column table:style-name="co40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9" table:number-columns-repeated="1021" table:default-cell-style-name="Default"/>
        <table:table-row table:style-name="ro5">
          <table:table-cell table:style-name="ce46" office:value-type="string" calcext:value-type="string">
            <text:p>№</text:p>
          </table:table-cell>
          <table:table-cell table:style-name="ce46" office:value-type="string" calcext:value-type="string">
            <text:p>Наименование организации</text:p>
          </table:table-cell>
          <table:table-cell table:style-name="ce46" office:value-type="string" calcext:value-type="string">
            <text:p>Ссылка на сайт, где подтверждается членство вуза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47" office:value-type="string" calcext:value-type="string">
            <text:p>МЕЖДУНАРОДНАЯ АКАДЕМИЯ ИНФОРМАТИЗАЦИИ (МАИН)</text:p>
          </table:table-cell>
          <table:table-cell table:style-name="ce50" office:value-type="string" calcext:value-type="string">
            <text:p><text:a xlink:href="http://www.academy.kz/o-nas/partnery" xlink:type="simple">http://www.academy.kz/o-nas/partnery</text:a></text:p>
          </table:table-cell>
          <table:table-cell table:number-columns-repeated="1021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48" office:value-type="string" calcext:value-type="string">
            <text:p>Warner Land Surveys Ltd Branch</text:p>
          </table:table-cell>
          <table:table-cell table:style-name="ce31" office:value-type="string" calcext:value-type="string">
            <text:p><text:a xlink:href="https://www.warnersurveys.com/?s=Satbayev+university" xlink:type="simple">https://www.warnersurveys.com/?s=Satbayev+university</text:a></text:p>
          </table:table-cell>
          <table:table-cell table:number-columns-repeated="1021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48" office:value-type="string" calcext:value-type="string">
            <text:p>Академия горных наук</text:p>
          </table:table-cell>
          <table:table-cell table:style-name="ce51" office:value-type="string" calcext:value-type="string">
            <text:p><text:a xlink:href="http://agn20.ru/" xlink:type="simple">http://agn20.ru/</text:a></text:p>
          </table:table-cell>
          <table:table-cell table:number-columns-repeated="1021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49" office:value-type="string" calcext:value-type="string">
            <text:p>Московское Представительство «Trimble Экспорт LTD»</text:p>
          </table:table-cell>
          <table:table-cell table:style-name="ce51" office:value-type="string" calcext:value-type="string">
            <text:p><text:a xlink:href="https://trimble.club/5-years-with-kazntu/" xlink:type="simple">https://trimble.club/5-years-with-kazntu/</text:a></text:p>
          </table:table-cell>
          <table:table-cell table:number-columns-repeated="1021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49" office:value-type="string" calcext:value-type="string">
            <text:p>СОЮЗ ГОРНЫХ ИНЖЕНЕРОВ</text:p>
          </table:table-cell>
          <table:table-cell table:style-name="ce31" office:value-type="string" calcext:value-type="string">
            <text:p><text:a xlink:href="http://www.mining-portal.ru/news/seminars/iv-mejdunarodnyiy-forum--effektivnost-i-bezopasnost-gornodobyivayuschey-promyishlennosti-/" xlink:type="simple">http://www.mining-portal.ru/news/seminars/iv-mejdunarodnyiy-forum--effektivnost-i-bezopasnost-gornodobyivayuschey-promyishlennosti-/</text:a></text:p>
          </table:table-cell>
          <table:table-cell table:number-columns-repeated="1021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4 Количество ДДОП" table:style-name="ta14">
        <table:table-column table:style-name="co57" table:default-cell-style-name="Default"/>
        <table:table-column table:style-name="co58" table:default-cell-style-name="Default"/>
        <table:table-column table:style-name="co49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9" table:number-columns-repeated="1019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аименование совместной образовательной программы двудипломного образования</text:p>
          </table:table-cell>
          <table:table-cell table:style-name="ce1" office:value-type="string" calcext:value-type="string">
            <text:p>Зарубежный вуз-партнер</text:p>
          </table:table-cell>
          <table:table-cell table:style-name="ce1" office:value-type="string" calcext:value-type="string">
            <text:p>Ссылка на копию соглашения</text:p>
          </table:table-cell>
          <table:table-cell table:style-name="ce1" office:value-type="string" calcext:value-type="string">
            <text:p>Ссылка на копии не менее трех дипломов, врученных выпускникам вуза в течение последнего года</text:p>
          </table:table-cell>
          <table:table-cell table:style-name="ce3" table:number-columns-repeated="21"/>
          <table:table-cell table:number-columns-repeated="998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date-style style:name="N126">
      <number:day/>
      <number:text>.</number:text>
      <number:month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1_20_Студенты-победители_20_дальнего_20_зарубежья" style:display-name="PageStyle_1.1 Студенты-победители дальнего зарубежь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.2_20_Студенты-победители_20_СНГ_20_и_20_Казахстан" style:display-name="PageStyle_1.2 Студенты-победители СНГ и Казахста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.1_20_Список_20_ППС_2c__20_работающих_20_на_20_полную_20_ставку" style:display-name="PageStyle_2.1.1 Список ППС, работающих на полную ставк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.2_20_Список_20_ППС_2c__20_работающих_20_по_20_совместительству" style:display-name="PageStyle_2.1.2 Список ППС, работающих по совместительств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2.1_20_Список_20_штатных_20_НС" style:display-name="PageStyle_2.2.1 Список штатных Н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2.2_20_Список_20_НС_20_по_20_совместительству" style:display-name="PageStyle_2.2.2 Список НС по совместительств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1_20_Финансирование_20_НИР" style:display-name="PageStyle_3.1 Финансирование НИ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2_20_Свидетельства" style:display-name="PageStyle_3.2 Свидетельств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.1_20_Патенты" style:display-name="PageStyle_3.3.1 Патент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.2_20_Патенты_20_продленные" style:display-name="PageStyle_3.3.2 Патенты продле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1_20_Международный_20_обмен_20_студентов" style:display-name="PageStyle_4.1 Международный обмен студент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2_20_Иностранные_20_ППС" style:display-name="PageStyle_4.2 Иностранные ПП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3_20_Международные_20_организаций" style:display-name="PageStyle_4.3 Международные организаций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4_20_Количество_20_ДДОП" style:display-name="PageStyle_4.4 Количество ДДОП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405" meta:object-count="0"/>
    <meta:generator>LibreOfficeDev/6.0.5.2$Linux_X86_64 LibreOffice_project/</meta:generator>
  </office:meta>
</office:document-meta>
</file>